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7.2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7.9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peaker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Summary</text:p>
          </table:table-cell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Hey check that out, did you see the Mercedes passing by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 that was a sleek ride, probably one of those new models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Definitely, Mercedes always nails the designs down there, classy and elegant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Sure, those cars have a certain presence on the road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 wonder if the little grey door of the trip was something of a buy off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Could be, everyone's shifting towards eco friendly options these days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True, electric cars have become quite the trend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Have you thought about getting one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 haven't considered it. The current fuel prices, it's a smart choice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How about you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'm thinking about it too, technology is advancing so fast that we don't want to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There's something about the sound of a roaring engine right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Absolutely, can't beat the feeling of a powerful engine already. And paying at the gas station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But you're right, it's a whole different experience, that's for sur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Probably for the electric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for the electric cars you get that instant feel, it's a different kind of thrill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For sure, the acceleration is aggressive, plus the idea of not relying on gas stations isn't new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Convenience wise it's a game changer, just plug in at home and you've got to go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Definitely, the infrastructure for charging the stations isn't new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Have you seen those self driving car buses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Yeah, it's like something out of a sci-fi movie. Autonomous cars are cruising around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I've seen that. Imagine having a computer where you can relax instead of driving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t could be the only way of driving. But I miss the thrill of taking a wheel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Look at that, the joy of driving can't be replaced with tim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Absolutely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Hey, did you catch the classic Porsche 911 area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Oh yeah, the vintage unit. Those cars are such a delight to see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They do. Classic cars have a certain timeless grac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t's like a piece of history on wheels. The Dutch police used to drive around in 911s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the orange, white and with a signal light on top. They were like works of art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Speaking of which, have you seen any restoration projects online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those GLA restoration videos are addictive. It's amazing what they could do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t makes you appreciate the craftsmanship involved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Absolutely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So, any dream car you've always wanted to drive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Oh, definitely a classic, a 1960 Ford Mustang. Raw power and that iconic design are unmatched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How about you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I would like a Tesla Model S. A combination of performance and sustainability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Yes, true. I can't blame you. Teslas are packed with cutting edge tech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And the engine torque is awesome. And it's cheap to own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True. I would have to pay a lot for restoration. Paintwork itself would cost me thousands of euros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Tru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 would like a Ford S Challenge. Did you hear about the advancements in self-heating paint technology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Self-heating paint? It's a game changer. No more worrying about scratches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Exactly. But I guess it'll be some time before we can try it on our own cars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s, we will se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Have you ever had the drive in a convertible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a few times in the countryside with my dad. There's something exhilarating about cruising with the top down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Nice. Your dad owned one?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Yeah, but he sold it. He now owns a stripped-down racecar for track racing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That's cool. Definitely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Do you follow any racing competitions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Formula 1 mostly. The speed, precision, high stakes, it's like ballet on wheels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The engineering marvels in those cars are quite impressive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And the skill of those drivers, navigating those tracks at top speeds, it's a whole different level of expertise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Did you ever consider taking up racing as a hobby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've thought about it. But the adrenaline rush must be insane. It's a whole different ballgame from regular driving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True. It requires intense focus and skill. Maybe one day, it's a wicked thrill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It could be fun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Alright. Looks like we're ready to wrap up for the day.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Time sure flies when you're chatting about cars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Absolutely. Same time tomorrow?</text:p>
          </table:table-cell>
          <table:table-cell/>
        </table:table-row>
        <table:table-row table:style-name="ro1">
          <table:table-cell office:value-type="string" calcext:value-type="string">
            <text:p>Speaker 1</text:p>
          </table:table-cell>
          <table:table-cell office:value-type="string" calcext:value-type="string">
            <text:p>You bet. Let's keep our engines revving. Metaphorically speaking.</text:p>
          </table:table-cell>
          <table:table-cell/>
        </table:table-row>
        <table:table-row table:style-name="ro1">
          <table:table-cell office:value-type="string" calcext:value-type="string">
            <text:p>Speaker 2</text:p>
          </table:table-cell>
          <table:table-cell office:value-type="string" calcext:value-type="string">
            <text:p>See you then.</text:p>
          </table:table-cell>
          <table:table-cell/>
        </table:table-row>
        <table:table-row table:style-name="ro2">
          <table:table-cell table:number-columns-repeated="2"/>
          <table:table-cell table:style-name="ce1" office:value-type="string" calcext:value-type="string">
            <text:p>The conversation revolves around admiration for various cars, including Mercedes, classic Porsches, Ford Mustangs, and Tesla Model S. They discuss the shift towards eco-friendly options, the allure of electric cars, advancements in technology like self-heating paint, and the future of autonomous vehicles. They also touch upon experiences with convertibles, racing competitions like Formula 1, and the possibility of taking up racing as a hobby. The main takeaway is their shared enthusiasm for cars and the diverse aspects of automotive culture they explor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2T09:34:39.033227727</meta:creation-date>
    <dc:date>2024-02-22T09:35:18.543637102</dc:date>
    <meta:editing-duration>PT40S</meta:editing-duration>
    <meta:editing-cycles>1</meta:editing-cycles>
    <meta:document-statistic meta:table-count="1" meta:cell-count="132" meta:object-count="0"/>
    <meta:generator>LibreOffice/7.3.7.2$Linux_X86_64 LibreOffice_project/30$Build-2</meta:generator>
  </office:meta>
</office:document-meta>
</file>